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paragraph-properties fo:text-align="center" style:justify-single-word="false"/>
      <style:text-properties style:font-name="Comic Sans MS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mic Sans MS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mic Sans MS"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mic Sans M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mic Sans MS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mic Sans MS"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mic Sans M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mic Sans M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mic Sans MS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mic Sans MS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mic Sans MS" fo:font-size="12pt" fo:font-style="normal" style:text-underline-style="none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Comic Sans MS" fo:font-size="14pt" fo:font-style="normal" style:text-underline-style="none" style:font-size-asian="14pt" style:font-style-asian="normal" style:font-size-complex="14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Comic Sans M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Comic Sans M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kaël Schoentgen<text:tab/><text:tab/><text:tab/><text:tab/><text:tab/><text:tab/><text:tab/><text:tab/><text:tab/>Secteur 5 </text:p>
      <text:p text:style-name="P1">Victor Maillard<text:tab/><text:tab/><text:tab/><text:tab/><text:tab/><text:tab/><text:tab/><text:tab/><text:tab/><text:tab/>1MRIM</text:p>
      <text:p text:style-name="P1"><text:tab/><text:tab/><text:tab/><text:tab/><text:tab/><text:tab/><text:tab/><text:tab/><text:tab/><text:tab/><text:tab/><text:tab/>06/11/06</text:p>
      <text:p text:style-name="P1"/>
      <text:p text:style-name="P1"/>
      <text:p text:style-name="P1"/>
      <text:p text:style-name="P2">Installation de Mandrake Linux 9.0</text:p>
      <text:p text:style-name="P3"/>
      <text:p text:style-name="P3"/>
      <text:p text:style-name="P4">III - Sauvegarde du MBR:</text:p>
      <text:p text:style-name="P4"/>
      <text:p text:style-name="P5"><text:tab/><text:tab/>dd if=/dev/hda of=/root/mbr_sv5a.img</text:p>
      <text:p text:style-name="P6"/>
      <text:p text:style-name="P6">Puis le copier sur le serveur linux:</text:p>
      <text:p text:style-name="P3"/>
      <text:p text:style-name="P7"><text:tab/><text:tab/>ifconfig eth1 172.28.67.56 netmask 255.255.255.0</text:p>
      <text:p text:style-name="P5"><text:tab/><text:tab/>mount -o nolock 172.28.67.65:/images/secteur5 /mnt/images</text:p>
      <text:p text:style-name="P5"><text:tab/><text:tab/>cp /root/mbr_sv5a.img /mnt/images</text:p>
      <text:p text:style-name="P8"/>
      <text:p text:style-name="P9">IV – Installation de Mandrake</text:p>
      <text:p text:style-name="P10"/>
      <text:p text:style-name="P10">Sélection hda1 au format de fichier ext3 et hda9 au format de fichier swap</text:p>
      <text:p text:style-name="P10"/>
      <text:p text:style-name="P10"/>
      <text:p text:style-name="P9">V – Utilisation du systeme</text:p>
      <text:p text:style-name="P10"><text:tab/>1 – Configuration de l'interface réseau.</text:p>
      <text:p text:style-name="P10"/>
      <text:p text:style-name="P10"><text:tab/><text:tab/><text:span text:style-name="T1">ifconfig eth1 down</text:span></text:p>
      <text:p text:style-name="P5"><text:tab/><text:tab/>ifconfig eth0 172.28.67.56 netmask 255.255.255.0</text:p>
      <text:p text:style-name="P5"><text:tab/><text:tab/>ping 172.28.67.65</text:p>
      <text:p text:style-name="P5"><text:tab/><text:tab/>... time=436ms</text:p>
      <text:p text:style-name="P10"/>
      <text:p text:style-name="P10"><text:tab/>2 – Sauvgarde de l'image de la disquette de démarrzge sur le serveur.</text:p>
      <text:p text:style-name="P10"/>
      <text:p text:style-name="P10"><text:tab/><text:tab/><text:span text:style-name="T1">Badblocks -v /dev/fd0</text:span></text:p>
      <text:p text:style-name="P5"><text:tab/><text:tab/>cat /dev/fd0 &gt; /root/man90_sv5a,img</text:p>
      <text:p text:style-name="P5"><text:tab/><text:tab/>diff man90_sv5a,img /dev/fd0</text:p>
      <text:p text:style-name="P5"><text:tab/><text:tab/>mkdir /mnt/images</text:p>
      <text:p text:style-name="P5"><text:tab/><text:tab/>mount -o nolock 172.28.67.65:/images/secteur5 /mnt/images</text:p>
      <text:p text:style-name="P5"><text:tab/><text:tab/>cp /root/man90_sv5a.img /mnt/images</text:p>
      <text:p text:style-name="P5"/>
      <text:p text:style-name="P5"><text:tab/><text:span text:style-name="T2">4</text:span><text:span text:style-name="T3"> </text:span><text:span text:style-name="T2">– Configuration d'internet</text:span></text:p>
      <text:p text:style-name="P11"/>
      <text:p text:style-name="P11">Cela n'a pas fonctionner, même notre cher professeur n'a pas réussi.</text:p>
      <text:p text:style-name="P11"/>
      <text:p text:style-name="P11"/>
      <text:p text:style-name="P11"/>
      <text:p text:style-name="P12"><text:tab/> <text:span text:style-name="T4">5 – Installation de BureauOuvert</text:span></text:p>
      <text:p text:style-name="P11"/>
      <text:p text:style-name="P5"><text:tab/><text:tab/>mkdir /mnt/bo</text:p>
      <text:p text:style-name="P5"><text:tab/><text:tab/>mount -o nolock 172.28.67.65:/tools/softs /mnt/bo</text:p>
      <text:p text:style-name="P5"><text:tab/><text:tab/>cd openoffice</text:p>
      <text:p text:style-name="P5"><text:tab/><text:tab/>cp /mnt/bo/openoffice/OOo_2.0.3_LinuxIntel_install_fr.tar.gz /root</text:p>
      <text:p text:style-name="P5"><text:tab/><text:tab/></text:p>
      <text:p text:style-name="P5"><text:tab/><text:tab/>-x = extraire</text:p>
      <text:p text:style-name="P5"><text:tab/><text:tab/>-v = garder le noms de l'archive</text:p>
      <text:p text:style-name="P5"><text:tab/><text:tab/>-z = filtrer l'archive avec la compression gzip</text:p>
      <text:p text:style-name="P5"><text:tab/><text:tab/>-f = fichier</text:p>
      <text:p text:style-name="P5"><text:tab/><text:tab/>rpm -Uvih *rpm installe tout les fichier rpm (autoexecutable de linux)</text:p>
      <text:p text:style-name="P5"/>
      <text:p text:style-name="P11">Suite à une défaillance de la copie du fichier d'installation nous n'avons pas pu l'installer.</text:p>
      <text:p text:style-name="P11"/>
      <text:p text:style-name="P13">VI – Image du systeme</text:p>
      <text:p text:style-name="P14"/>
      <text:p text:style-name="P15"><text:tab/><text:tab/><text:span text:style-name="T1">mkdir /mnt/images</text:span></text:p>
      <text:p text:style-name="P14">Nous avons reçu un message d'erreur nous informant que le répertoire exitait déjà.</text:p>
      <text:p text:style-name="P15"><text:tab/><text:tab/><text:span text:style-name="T1">mount -o nolock 172.28.67.65:/images/secteur5 /mnt/images</text:span></text:p>
      <text:p text:style-name="P16"/>
      <text:p text:style-name="P14">Création de l'image de P:1 sur le serveur NFS.</text:p>
      <text:p text:style-name="P14"/>
      <text:p text:style-name="P14">Lancement de partimage.</text:p>
      <text:p text:style-name="P14">Nous avons selectionné la 2ème partition (part2) puis nous l'avons sauvegardé dans /images/secteur5/Winxp_st5b et l'adresse serveur suivante :</text:p>
      <text:p text:style-name="P14"><text:tab/><text:tab/><text:span text:style-name="T1">172.28.67.65</text:span></text:p>
      <text:p text:style-name="P14">Dans la partie description nous avons rentré nos noms.</text:p>
      <text:p text:style-name="P14">Il a fallut 11 min et 58 sec pour créer l'image.</text:p>
      <text:p text:style-name="P14"/>
      <text:p text:style-name="P14">Restauration de l'image sur P:1</text:p>
      <text:p text:style-name="P14"/>
      <text:p text:style-name="P14">Etant donné que l'espace était insuffisant sur P:1, nous avons sélectionné P:2 comme le professeur nous l'a indiqué.</text:p>
      <text:p text:style-name="P14">Nous avons rentré le chemin suivant pour indiquer l'adresse de l'image :</text:p>
      <text:p text:style-name="P17"><text:tab/>/images/secteur5/Winxp_st5b.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07T13:21:54</meta:creation-date>
    <dc:date>2006-11-07T17:04:08</dc:date>
    <dc:language>fr-FR</dc:language>
    <meta:editing-cycles>16</meta:editing-cycles>
    <meta:editing-duration>PT3H22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3" meta:word-count="346" meta:character-count="2232"/>
  </office:meta>
</office:document-meta>
</file>